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1c1c1c" draw:marker-start-width="0.252cm" draw:marker-end-width="0.252cm" draw:fill-color="#ffffff" draw:textarea-horizontal-align="justify" draw:textarea-vertical-align="middle" draw:auto-grow-height="false" fo:min-height="0.379cm" fo:min-width="2.09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333333" draw:marker-start-width="0.252cm" draw:marker-end-width="0.252cm" draw:fill-color="#ffcccc" draw:opacity="100%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333333" draw:marker-start-width="0.252cm" draw:marker-end-width="0.252cm" draw:fill-color="#cfe7f5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_20_concave" draw:marker-end-width="0.3cm" svg:stroke-opacity="100%" draw:fill="none" draw:textarea-vertical-align="middle"/>
    </style:style>
    <style:style style:name="gr5" style:family="graphic" style:parent-style-name="objectwithoutfill">
      <style:graphic-properties draw:marker-end="Arrow_20_concave" draw:marker-end-width="0.3cm" draw:fill="none" draw:textarea-vertical-align="middle"/>
    </style:style>
    <style:style style:name="gr6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gr10" style:family="graphic" style:parent-style-name="objectwithoutfill">
      <style:graphic-properties svg:stroke-color="#1c1c1c" draw:marker-end="Arrow_20_concave" draw:marker-end-width="0.3cm" draw:fill="none" draw:textarea-vertical-align="middle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1.581cm" fo:min-width="1.897cm"/>
    </style:style>
    <style:style style:name="gr12" style:family="graphic" style:parent-style-name="standard">
      <style:graphic-properties svg:stroke-width="0.035cm" svg:stroke-color="#1c1c1c" draw:marker-start-width="0.252cm" draw:marker-end-width="0.252cm" draw:fill-color="#ffffff" draw:textarea-horizontal-align="justify" draw:textarea-vertical-align="middle" draw:auto-grow-height="false" fo:min-height="0.345cm" fo:min-width="1.331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333333" draw:marker-start-width="0.252cm" draw:marker-end-width="0.252cm" draw:fill-color="#ccffcc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607cm" fo:min-width="1.89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cccc" draw:opacity="100%"/>
      <style:paragraph-properties fo:text-align="center"/>
    </style:style>
    <style:style style:name="P3" style:family="paragraph">
      <loext:graphic-properties draw:fill-color="#cfe7f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ccffcc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style:text-position="-33% 58%" fo:font-size="14pt" style:font-size-asian="14pt" style:font-size-complex="14pt"/>
    </style:style>
    <style:style style:name="P10" style:family="paragraph">
      <loext:graphic-properties draw:fill="none"/>
      <style:paragraph-properties fo:margin-left="0cm" fo:margin-right="0cm" fo:text-align="center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0% 100%" fo:font-size="14pt" style:font-size-asian="14pt" style:font-size-complex="14pt"/>
    </style:style>
    <style:style style:name="T3" style:family="text">
      <style:text-properties style:text-position="-33%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2.7cm" svg:height="0.733cm" svg:x="6.14cm" svg:y="21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cm" svg:height="0.5cm" svg:x="6.34cm" svg:y="21.5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6.941cm" svg:y="21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8.142cm" svg:y="21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7.543cm" svg:y="21.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" draw:id="id2">
          <draw:custom-shape draw:style-name="gr1" draw:text-style-name="P1" draw:layer="layout" svg:width="2.7cm" svg:height="0.733cm" svg:x="3.14cm" svg:y="22.0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cm" svg:height="0.5cm" svg:x="3.34cm" svg:y="22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3.941cm" svg:y="22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5.142cm" svg:y="22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4.543cm" svg:y="22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4" draw:layer="layout" draw:type="curve" svg:x1="6.092cm" svg:y1="23.767cm" svg:x2="7.49cm" svg:y2="22.133cm" draw:end-shape="id1" draw:end-glue-point="2" svg:d="M6092 23767c0-837 1398-20 1398-1634" svg:viewBox="0 0 1399 1635">
          <text:p/>
        </draw:connector>
        <draw:connector draw:style-name="gr5" draw:text-style-name="P4" draw:layer="layout" draw:type="curve" svg:x1="6.092cm" svg:y1="23.767cm" svg:x2="4.49cm" svg:y2="22.8cm" draw:end-shape="id2" draw:end-glue-point="2" svg:d="M6092 23767c0-336-1602 147-1602-967" svg:viewBox="0 0 1603 968">
          <text:p/>
        </draw:connector>
        <draw:g xml:id="id3" draw:id="id3">
          <draw:custom-shape draw:style-name="gr6" draw:text-style-name="P1" draw:layer="layout" svg:width="0.5cm" svg:height="0.5cm" svg:x="5.74cm" svg:y="2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5.74cm" svg:y1="20.76cm" svg:x2="6.24cm" svg:y2="20.76cm">
            <text:p/>
          </draw:line>
          <draw:line draw:style-name="gr7" draw:text-style-name="P4" draw:layer="layout" svg:x1="6cm" svg:y1="20.5cm" svg:x2="6cm" svg:y2="21cm">
            <text:p/>
          </draw:line>
        </draw:g>
        <draw:connector draw:style-name="gr8" draw:text-style-name="P4" draw:layer="layout" draw:type="curve" svg:x1="4.49cm" svg:y1="22.067cm" svg:x2="5.74cm" svg:y2="20.75cm" draw:start-shape="id2" draw:start-glue-point="0" draw:end-shape="id3" draw:end-glue-point="3" svg:d="M4490 22067c0-878 416-1317 1250-1317" svg:viewBox="0 0 1251 1318">
          <text:p/>
        </draw:connector>
        <draw:connector draw:style-name="gr8" draw:text-style-name="P4" draw:layer="layout" draw:type="curve" svg:x1="7.49cm" svg:y1="21.4cm" svg:x2="6.24cm" svg:y2="20.75cm" draw:start-shape="id1" draw:start-glue-point="0" draw:end-shape="id3" draw:end-glue-point="1" svg:d="M7490 21400c0-434-416-650-1250-650" svg:viewBox="0 0 1251 651">
          <text:p/>
        </draw:connector>
        <draw:g>
          <draw:custom-shape draw:style-name="gr1" draw:text-style-name="P1" draw:layer="layout" svg:width="2.7cm" svg:height="0.733cm" svg:x="3.141cm" svg:y="22.0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cm" svg:height="0.5cm" svg:x="3.341cm" svg:y="22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3.942cm" svg:y="22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5.143cm" svg:y="22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4.544cm" svg:y="22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2.7cm" svg:height="0.733cm" svg:x="4.741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cm" svg:height="0.5cm" svg:x="4.941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5.542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6.743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6.144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.7cm" svg:height="0.733cm" svg:x="4.742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5" draw:layer="layout" svg:width="0.5cm" svg:height="0.5cm" svg:x="4.942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5cm" svg:height="0.5cm" svg:x="5.543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5cm" svg:height="0.5cm" svg:x="6.744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5cm" svg:height="0.5cm" svg:x="6.145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" draw:id="id7">
          <draw:custom-shape draw:style-name="gr1" draw:text-style-name="P1" draw:layer="layout" svg:width="2.7cm" svg:height="0.733cm" svg:x="3.141cm" svg:y="22.0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cm" svg:height="0.5cm" svg:x="3.341cm" svg:y="22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3.942cm" svg:y="22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5.143cm" svg:y="22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4.544cm" svg:y="22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custom-shape draw:style-name="gr1" draw:text-style-name="P1" draw:layer="layout" svg:width="2.7cm" svg:height="0.733cm" svg:x="13.141cm" svg:y="21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cm" svg:height="0.5cm" svg:x="13.341cm" svg:y="21.5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942cm" svg:y="21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5.143cm" svg:y="21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4.544cm" svg:y="21.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" draw:id="id5">
          <draw:custom-shape draw:style-name="gr1" draw:text-style-name="P1" draw:layer="layout" svg:width="2.7cm" svg:height="0.733cm" svg:x="10.141cm" svg:y="22.0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cm" svg:height="0.5cm" svg:x="10.341cm" svg:y="22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10.942cm" svg:y="22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12.143cm" svg:y="22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11.544cm" svg:y="22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4" draw:layer="layout" draw:type="curve" svg:x1="13.093cm" svg:y1="23.767cm" svg:x2="14.491cm" svg:y2="22.133cm" draw:end-shape="id4" draw:end-glue-point="2" svg:d="M13093 23767c0-837 1398-20 1398-1634" svg:viewBox="0 0 1399 1635">
          <text:p/>
        </draw:connector>
        <draw:connector draw:style-name="gr5" draw:text-style-name="P4" draw:layer="layout" draw:type="curve" svg:x1="13.093cm" svg:y1="23.767cm" svg:x2="11.491cm" svg:y2="22.8cm" draw:end-shape="id5" draw:end-glue-point="2" svg:d="M13093 23767c0-336-1602 147-1602-967" svg:viewBox="0 0 1603 968">
          <text:p/>
        </draw:connector>
        <draw:g xml:id="id6" draw:id="id6">
          <draw:custom-shape draw:style-name="gr6" draw:text-style-name="P1" draw:layer="layout" svg:width="0.5cm" svg:height="0.5cm" svg:x="12.741cm" svg:y="2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12.741cm" svg:y1="20.76cm" svg:x2="13.241cm" svg:y2="20.76cm">
            <text:p/>
          </draw:line>
          <draw:line draw:style-name="gr7" draw:text-style-name="P4" draw:layer="layout" svg:x1="13.001cm" svg:y1="20.5cm" svg:x2="13.001cm" svg:y2="21cm">
            <text:p/>
          </draw:line>
        </draw:g>
        <draw:connector draw:style-name="gr8" draw:text-style-name="P4" draw:layer="layout" draw:type="curve" svg:x1="11.491cm" svg:y1="22.067cm" svg:x2="12.741cm" svg:y2="20.75cm" draw:start-shape="id5" draw:start-glue-point="0" draw:end-shape="id6" draw:end-glue-point="3" svg:d="M11491 22067c0-878 416-1317 1250-1317" svg:viewBox="0 0 1251 1318">
          <text:p/>
        </draw:connector>
        <draw:connector draw:style-name="gr8" draw:text-style-name="P4" draw:layer="layout" draw:type="curve" svg:x1="14.491cm" svg:y1="21.4cm" svg:x2="13.241cm" svg:y2="20.75cm" draw:start-shape="id4" draw:start-glue-point="0" draw:end-shape="id6" draw:end-glue-point="1" svg:d="M14491 21400c0-434-416-650-1250-650" svg:viewBox="0 0 1251 651">
          <text:p/>
        </draw:connector>
        <draw:g xml:id="id10" draw:id="id10">
          <draw:custom-shape draw:style-name="gr1" draw:text-style-name="P1" draw:layer="layout" svg:width="2.7cm" svg:height="0.733cm" svg:x="16.642cm" svg:y="22.0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cm" svg:height="0.5cm" svg:x="16.842cm" svg:y="22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17.443cm" svg:y="22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18.644cm" svg:y="22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18.045cm" svg:y="22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2.7cm" svg:height="0.733cm" svg:x="11.742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cm" svg:height="0.5cm" svg:x="11.942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12.543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13.744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13.145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.7cm" svg:height="0.733cm" svg:x="11.743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5" draw:layer="layout" svg:width="0.5cm" svg:height="0.5cm" svg:x="11.943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5cm" svg:height="0.5cm" svg:x="12.544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5cm" svg:height="0.5cm" svg:x="13.745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5cm" svg:height="0.5cm" svg:x="13.146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0" draw:text-style-name="P4" draw:layer="layout" draw:type="curve" svg:x1="5.841cm" svg:y1="22.433cm" svg:x2="10.141cm" svg:y2="22.433cm" draw:start-shape="id7" draw:start-glue-point="1" draw:end-shape="id5" draw:end-glue-point="3" svg:d="M5841 22433h4300" svg:viewBox="0 0 4301 1">
          <text:p/>
        </draw:connector>
        <draw:connector draw:style-name="gr8" draw:text-style-name="P4" draw:layer="layout" draw:type="curve" svg:x1="13.141cm" svg:y1="21.766cm" svg:x2="8.84cm" svg:y2="21.766cm" draw:start-shape="id4" draw:start-glue-point="3" draw:end-shape="id1" draw:end-glue-point="1" svg:d="M13141 21766h-4301" svg:viewBox="0 0 4302 1">
          <text:p/>
        </draw:connector>
        <draw:custom-shape draw:style-name="gr11" draw:text-style-name="P7" draw:layer="layout" svg:width="2.397cm" svg:height="1.831cm" svg:x="0.326cm" svg:y="20.97cm">
          <text:p text:style-name="P6"><text:span text:style-name="T1">1 layer</text:span></text:p>
          <text:p text:style-name="P6"><text:span text:style-name="T1">Bi−LS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2.397cm" svg:height="1.831cm" svg:x="0.4cm" svg:y="23.069cm">
          <text:p text:style-name="P6"><text:span text:style-name="T1">Input </text:span></text:p>
          <text:p text:style-name="P6"><text:span text:style-name="T1">Embed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2.397cm" svg:height="1.831cm" svg:x="0.271cm" svg:y="9.532cm">
          <text:p text:style-name="P6"><text:span text:style-name="T1">C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8" draw:id="id8">
          <draw:custom-shape draw:style-name="gr12" draw:text-style-name="P1" draw:layer="layout" svg:width="1.933cm" svg:height="0.697cm" draw:transform="rotate (-1.5707963267949) translate (13.346cm 9.489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8" draw:layer="layout" svg:width="0.5cm" svg:height="0.5cm" draw:transform="rotate (-1.5707963267949) translate (13.255cm 10.8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8" draw:layer="layout" svg:width="0.5cm" svg:height="0.5cm" draw:transform="rotate (-1.5707963267949) translate (13.255cm 10.20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8" draw:layer="layout" svg:width="0.5cm" svg:height="0.5cm" draw:transform="rotate (-1.5707963267949) translate (13.255cm 9.6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" draw:text-style-name="P4" draw:layer="layout" draw:type="line" svg:x1="12.99cm" svg:y1="12.106cm" svg:x2="12.997cm" svg:y2="11.422cm" draw:end-shape="id8" draw:end-glue-point="2" svg:d="M12990 12106l7-684" svg:viewBox="0 0 8 685">
          <text:p/>
        </draw:connector>
        <draw:g xml:id="id9" draw:id="id9">
          <draw:custom-shape draw:style-name="gr12" draw:text-style-name="P1" draw:layer="layout" svg:width="1.933cm" svg:height="0.697cm" draw:transform="rotate (-1.5707963267949) translate (6.346cm 9.48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8" draw:layer="layout" svg:width="0.5cm" svg:height="0.5cm" draw:transform="rotate (-1.5707963267949) translate (6.255cm 10.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8" draw:layer="layout" svg:width="0.5cm" svg:height="0.5cm" draw:transform="rotate (-1.5707963267949) translate (6.255cm 10.2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8" draw:layer="layout" svg:width="0.5cm" svg:height="0.5cm" draw:transform="rotate (-1.5707963267949) translate (6.255cm 9.6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" draw:text-style-name="P4" draw:layer="layout" draw:type="line" svg:x1="5.99cm" svg:y1="12.098cm" svg:x2="5.997cm" svg:y2="11.414cm" draw:end-shape="id9" draw:end-glue-point="2" svg:d="M5990 12098l7-684" svg:viewBox="0 0 8 685">
          <text:p/>
        </draw:connector>
        <draw:g>
          <draw:connector draw:style-name="gr14" draw:text-style-name="P4" draw:layer="layout" draw:type="line" svg:x1="13.346cm" svg:y1="10.447cm" svg:x2="19.649cm" svg:y2="10.455cm" svg:d="M13346 10447l6303 8" svg:viewBox="0 0 6304 9">
            <text:p/>
          </draw:connector>
          <draw:connector draw:style-name="gr14" draw:text-style-name="P4" draw:layer="layout" draw:type="line" svg:x1="13.346cm" svg:y1="10.447cm" svg:x2="19.649cm" svg:y2="10.455cm" svg:d="M13346 10447l6303 8" svg:viewBox="0 0 6304 9">
            <text:p/>
          </draw:connector>
          <draw:connector draw:style-name="gr14" draw:text-style-name="P4" draw:layer="layout" draw:type="line" svg:x1="13.346cm" svg:y1="10.447cm" svg:x2="19.649cm" svg:y2="10.455cm" svg:d="M13346 10447l6303 8" svg:viewBox="0 0 6304 9">
            <text:p/>
          </draw:connector>
          <draw:line draw:style-name="gr14" draw:text-style-name="P4" draw:layer="layout" svg:x1="13.346cm" svg:y1="10.435cm" svg:x2="19.649cm" svg:y2="9.874cm">
            <text:p/>
          </draw:line>
          <draw:line draw:style-name="gr14" draw:text-style-name="P4" draw:layer="layout" svg:x1="13.346cm" svg:y1="10.455cm" svg:x2="19.649cm" svg:y2="11.055cm">
            <text:p/>
          </draw:line>
          <draw:connector draw:style-name="gr14" draw:text-style-name="P4" draw:layer="layout" draw:type="line" svg:x1="13.346cm" svg:y1="9.851cm" svg:x2="19.649cm" svg:y2="9.859cm" svg:d="M13346 9851l6303 8" svg:viewBox="0 0 6304 9">
            <text:p/>
          </draw:connector>
          <draw:connector draw:style-name="gr14" draw:text-style-name="P4" draw:layer="layout" draw:type="line" svg:x1="13.346cm" svg:y1="11.055cm" svg:x2="19.649cm" svg:y2="11.063cm" svg:d="M13346 11055l6303 8" svg:viewBox="0 0 6304 9">
            <text:p/>
          </draw:connector>
          <draw:line draw:style-name="gr14" draw:text-style-name="P4" draw:layer="layout" svg:x1="13.346cm" svg:y1="9.868cm" svg:x2="19.649cm" svg:y2="10.468cm">
            <text:p/>
          </draw:line>
          <draw:line draw:style-name="gr14" draw:text-style-name="P4" draw:layer="layout" svg:x1="13.346cm" svg:y1="11.041cm" svg:x2="19.649cm" svg:y2="10.48cm">
            <text:p/>
          </draw:line>
        </draw:g>
        <draw:custom-shape draw:style-name="gr11" draw:text-style-name="P9" draw:layer="layout" svg:width="2.397cm" svg:height="1.831cm" svg:x="5.058cm" svg:y="25.358cm">
          <text:p text:style-name="P6"><text:span text:style-name="T2">x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onnector draw:style-name="gr14" draw:text-style-name="P4" draw:layer="layout" draw:type="line" svg:x1="6.346cm" svg:y1="10.451cm" svg:x2="12.649cm" svg:y2="10.459cm" svg:d="M6346 10451l6303 8" svg:viewBox="0 0 6304 9">
            <text:p/>
          </draw:connector>
          <draw:connector draw:style-name="gr14" draw:text-style-name="P4" draw:layer="layout" draw:type="line" svg:x1="6.346cm" svg:y1="10.451cm" svg:x2="12.649cm" svg:y2="10.459cm" svg:d="M6346 10451l6303 8" svg:viewBox="0 0 6304 9">
            <text:p/>
          </draw:connector>
          <draw:connector draw:style-name="gr14" draw:text-style-name="P4" draw:layer="layout" draw:type="line" svg:x1="6.346cm" svg:y1="10.451cm" svg:x2="12.649cm" svg:y2="10.459cm" svg:d="M6346 10451l6303 8" svg:viewBox="0 0 6304 9">
            <text:p/>
          </draw:connector>
          <draw:line draw:style-name="gr14" draw:text-style-name="P4" draw:layer="layout" svg:x1="6.346cm" svg:y1="10.439cm" svg:x2="12.649cm" svg:y2="9.878cm">
            <text:p/>
          </draw:line>
          <draw:line draw:style-name="gr14" draw:text-style-name="P4" draw:layer="layout" svg:x1="6.346cm" svg:y1="10.459cm" svg:x2="12.649cm" svg:y2="11.059cm">
            <text:p/>
          </draw:line>
          <draw:connector draw:style-name="gr14" draw:text-style-name="P4" draw:layer="layout" draw:type="line" svg:x1="6.346cm" svg:y1="9.855cm" svg:x2="12.649cm" svg:y2="9.863cm" svg:d="M6346 9855l6303 8" svg:viewBox="0 0 6304 9">
            <text:p/>
          </draw:connector>
          <draw:connector draw:style-name="gr14" draw:text-style-name="P4" draw:layer="layout" draw:type="line" svg:x1="6.346cm" svg:y1="11.059cm" svg:x2="12.649cm" svg:y2="11.067cm" svg:d="M6346 11059l6303 8" svg:viewBox="0 0 6304 9">
            <text:p/>
          </draw:connector>
          <draw:line draw:style-name="gr14" draw:text-style-name="P4" draw:layer="layout" svg:x1="6.346cm" svg:y1="9.872cm" svg:x2="12.649cm" svg:y2="10.472cm">
            <text:p/>
          </draw:line>
          <draw:line draw:style-name="gr14" draw:text-style-name="P4" draw:layer="layout" svg:x1="6.346cm" svg:y1="11.045cm" svg:x2="12.649cm" svg:y2="10.484cm">
            <text:p/>
          </draw:line>
        </draw:g>
        <draw:g xml:id="id26" draw:id="id26">
          <draw:custom-shape draw:style-name="gr1" draw:text-style-name="P1" draw:layer="layout" svg:width="2.7cm" svg:height="0.733cm" svg:x="20.2cm" svg:y="21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cm" svg:height="0.5cm" svg:x="20.4cm" svg:y="21.5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21.001cm" svg:y="21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22.202cm" svg:y="21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21.603cm" svg:y="21.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4" draw:layer="layout" draw:type="line" svg:x1="12.841cm" svg:y1="22.433cm" svg:x2="16.642cm" svg:y2="22.433cm" draw:start-shape="id5" draw:start-glue-point="1" draw:end-shape="id10" draw:end-glue-point="3" svg:d="M12841 22433h3801" svg:viewBox="0 0 3802 1">
          <text:p/>
        </draw:connector>
        <draw:g xml:id="id12" draw:id="id12">
          <draw:custom-shape draw:style-name="gr1" draw:text-style-name="P1" draw:layer="layout" svg:width="2.7cm" svg:height="0.733cm" svg:x="6.141cm" svg:y="18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cm" svg:height="0.5cm" svg:x="6.341cm" svg:y="18.3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6.942cm" svg:y="18.3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8.143cm" svg:y="18.3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7.544cm" svg:y="18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custom-shape draw:style-name="gr6" draw:text-style-name="P1" draw:layer="layout" svg:width="0.5cm" svg:height="0.5cm" svg:x="5.741cm" svg:y="17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5.741cm" svg:y1="17.56cm" svg:x2="6.241cm" svg:y2="17.56cm">
            <text:p/>
          </draw:line>
          <draw:line draw:style-name="gr7" draw:text-style-name="P4" draw:layer="layout" svg:x1="6.001cm" svg:y1="17.3cm" svg:x2="6.001cm" svg:y2="17.8cm">
            <text:p/>
          </draw:line>
        </draw:g>
        <draw:connector draw:style-name="gr8" draw:text-style-name="P4" draw:layer="layout" draw:type="curve" svg:x1="4.491cm" svg:y1="18.867cm" svg:x2="5.741cm" svg:y2="17.55cm" draw:end-shape="id11" draw:end-glue-point="3" svg:d="M4491 18867c549 0-76-1317 1250-1317" svg:viewBox="0 0 1251 1318">
          <text:p/>
        </draw:connector>
        <draw:connector draw:style-name="gr8" draw:text-style-name="P4" draw:layer="layout" draw:type="curve" svg:x1="7.491cm" svg:y1="18.2cm" svg:x2="6.241cm" svg:y2="17.55cm" draw:start-shape="id12" draw:start-glue-point="0" draw:end-shape="id11" draw:end-glue-point="1" svg:d="M7491 18200c0-434-416-650-1250-650" svg:viewBox="0 0 1251 651">
          <text:p/>
        </draw:connector>
        <draw:g xml:id="id14" draw:id="id14">
          <draw:custom-shape draw:style-name="gr1" draw:text-style-name="P1" draw:layer="layout" svg:width="2.7cm" svg:height="0.733cm" svg:x="3.142cm" svg:y="18.8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cm" svg:height="0.5cm" svg:x="3.342cm" svg:y="18.9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3.943cm" svg:y="18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5.144cm" svg:y="18.9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4.545cm" svg:y="18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6" draw:id="id16">
          <draw:custom-shape draw:style-name="gr1" draw:text-style-name="P1" draw:layer="layout" svg:width="2.7cm" svg:height="0.733cm" svg:x="13.142cm" svg:y="18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cm" svg:height="0.5cm" svg:x="13.342cm" svg:y="18.3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943cm" svg:y="18.3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5.144cm" svg:y="18.3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4.545cm" svg:y="18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5" draw:id="id15">
          <draw:custom-shape draw:style-name="gr1" draw:text-style-name="P1" draw:layer="layout" svg:width="2.7cm" svg:height="0.733cm" svg:x="10.142cm" svg:y="18.8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cm" svg:height="0.5cm" svg:x="10.342cm" svg:y="18.9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10.943cm" svg:y="18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12.144cm" svg:y="18.9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11.545cm" svg:y="18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3" draw:id="id13">
          <draw:custom-shape draw:style-name="gr6" draw:text-style-name="P1" draw:layer="layout" svg:width="0.5cm" svg:height="0.5cm" svg:x="12.742cm" svg:y="17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12.742cm" svg:y1="17.56cm" svg:x2="13.242cm" svg:y2="17.56cm">
            <text:p/>
          </draw:line>
          <draw:line draw:style-name="gr7" draw:text-style-name="P4" draw:layer="layout" svg:x1="13.002cm" svg:y1="17.3cm" svg:x2="13.002cm" svg:y2="17.8cm">
            <text:p/>
          </draw:line>
        </draw:g>
        <draw:connector draw:style-name="gr8" draw:text-style-name="P4" draw:layer="layout" draw:type="curve" svg:x1="11.492cm" svg:y1="18.867cm" svg:x2="12.742cm" svg:y2="17.55cm" draw:end-shape="id13" draw:end-glue-point="3" svg:d="M11492 18867c549 0-76-1317 1250-1317" svg:viewBox="0 0 1251 1318">
          <text:p/>
        </draw:connector>
        <draw:connector draw:style-name="gr8" draw:text-style-name="P4" draw:layer="layout" draw:type="curve" svg:x1="14.492cm" svg:y1="18.2cm" svg:x2="13.242cm" svg:y2="17.55cm" draw:end-shape="id13" draw:end-glue-point="1" svg:d="M14492 18200c-547 0 77-650-1250-650" svg:viewBox="0 0 1251 651">
          <text:p/>
        </draw:connector>
        <draw:g xml:id="id17" draw:id="id17">
          <draw:custom-shape draw:style-name="gr1" draw:text-style-name="P1" draw:layer="layout" svg:width="2.7cm" svg:height="0.733cm" svg:x="16.643cm" svg:y="18.8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cm" svg:height="0.5cm" svg:x="16.843cm" svg:y="18.9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17.444cm" svg:y="18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18.645cm" svg:y="18.9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18.046cm" svg:y="18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0" draw:text-style-name="P4" draw:layer="layout" draw:type="curve" svg:x1="5.842cm" svg:y1="19.233cm" svg:x2="10.142cm" svg:y2="19.233cm" draw:start-shape="id14" draw:start-glue-point="1" draw:end-shape="id15" draw:end-glue-point="3" svg:d="M5842 19233h4300" svg:viewBox="0 0 4301 1">
          <text:p/>
        </draw:connector>
        <draw:connector draw:style-name="gr8" draw:text-style-name="P4" draw:layer="layout" draw:type="curve" svg:x1="13.142cm" svg:y1="18.566cm" svg:x2="8.841cm" svg:y2="18.566cm" draw:start-shape="id16" draw:start-glue-point="3" draw:end-shape="id12" draw:end-glue-point="1" svg:d="M13142 18566h-4301" svg:viewBox="0 0 4302 1">
          <text:p/>
        </draw:connector>
        <draw:g xml:id="id25" draw:id="id25">
          <draw:custom-shape draw:style-name="gr1" draw:text-style-name="P1" draw:layer="layout" svg:width="2.7cm" svg:height="0.733cm" svg:x="20.101cm" svg:y="18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cm" svg:height="0.5cm" svg:x="20.301cm" svg:y="18.3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20.902cm" svg:y="18.3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22.103cm" svg:y="18.3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21.504cm" svg:y="18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4" draw:layer="layout" draw:type="line" svg:x1="12.842cm" svg:y1="19.233cm" svg:x2="16.643cm" svg:y2="19.233cm" draw:start-shape="id15" draw:start-glue-point="1" draw:end-shape="id17" draw:end-glue-point="3" svg:d="M12842 19233h3801" svg:viewBox="0 0 3802 1">
          <text:p/>
        </draw:connector>
        <draw:connector draw:style-name="gr8" draw:text-style-name="P10" draw:layer="layout" draw:type="curve" svg:x1="5.99cm" svg:y1="20.5cm" svg:x2="4.492cm" svg:y2="19.6cm" draw:start-shape="id3" draw:start-glue-point="0" draw:end-shape="id14" draw:end-glue-point="2" svg:d="M5990 20500c0-675-1498-225-1498-900" svg:viewBox="0 0 1499 901">
          <text:p/>
        </draw:connector>
        <draw:connector draw:style-name="gr8" draw:text-style-name="P10" draw:layer="layout" draw:type="curve" svg:x1="5.99cm" svg:y1="20.5cm" svg:x2="7.491cm" svg:y2="18.933cm" draw:start-shape="id3" draw:start-glue-point="0" draw:end-shape="id12" draw:end-glue-point="2" svg:d="M5990 20500c0-1174 1501-391 1501-1567" svg:viewBox="0 0 1502 1568">
          <text:p/>
        </draw:connector>
        <draw:custom-shape draw:style-name="gr11" draw:text-style-name="P7" draw:layer="layout" svg:width="2.397cm" svg:height="1.831cm" svg:x="0.326cm" svg:y="17.77cm">
          <text:p text:style-name="P6"><text:span text:style-name="T1">2 layer</text:span></text:p>
          <text:p text:style-name="P6"><text:span text:style-name="T1">Bi−LS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9" draw:id="id19">
          <draw:custom-shape draw:style-name="gr1" draw:text-style-name="P1" draw:layer="layout" svg:width="2.7cm" svg:height="0.733cm" svg:x="6.127cm" svg:y="12.9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cm" svg:height="0.5cm" svg:x="6.327cm" svg:y="13.0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6.928cm" svg:y="13.0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8.129cm" svg:y="13.0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7.53cm" svg:y="13.0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custom-shape draw:style-name="gr6" draw:text-style-name="P1" draw:layer="layout" svg:width="0.5cm" svg:height="0.5cm" svg:x="5.727cm" svg:y="12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5.727cm" svg:y1="12.345cm" svg:x2="6.227cm" svg:y2="12.345cm">
            <text:p/>
          </draw:line>
          <draw:line draw:style-name="gr7" draw:text-style-name="P4" draw:layer="layout" svg:x1="5.987cm" svg:y1="12.085cm" svg:x2="5.987cm" svg:y2="12.585cm">
            <text:p/>
          </draw:line>
        </draw:g>
        <draw:connector draw:style-name="gr8" draw:text-style-name="P4" draw:layer="layout" draw:type="curve" svg:x1="4.477cm" svg:y1="13.652cm" svg:x2="5.727cm" svg:y2="12.335cm" draw:end-shape="id18" draw:end-glue-point="3" svg:d="M4477 13652c549 0-76-1317 1250-1317" svg:viewBox="0 0 1251 1318">
          <text:p/>
        </draw:connector>
        <draw:connector draw:style-name="gr8" draw:text-style-name="P4" draw:layer="layout" draw:type="curve" svg:x1="7.477cm" svg:y1="12.985cm" svg:x2="6.227cm" svg:y2="12.335cm" draw:start-shape="id19" draw:start-glue-point="0" draw:end-shape="id18" draw:end-glue-point="1" svg:d="M7477 12985c0-434-416-650-1250-650" svg:viewBox="0 0 1251 651">
          <text:p/>
        </draw:connector>
        <draw:g xml:id="id23" draw:id="id23">
          <draw:custom-shape draw:style-name="gr1" draw:text-style-name="P1" draw:layer="layout" svg:width="2.7cm" svg:height="0.733cm" svg:x="3.128cm" svg:y="13.6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cm" svg:height="0.5cm" svg:x="3.328cm" svg:y="13.7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3.929cm" svg:y="13.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5.13cm" svg:y="13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4.531cm" svg:y="13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2" draw:id="id22">
          <draw:custom-shape draw:style-name="gr1" draw:text-style-name="P1" draw:layer="layout" svg:width="2.7cm" svg:height="0.733cm" svg:x="13.128cm" svg:y="12.9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cm" svg:height="0.5cm" svg:x="13.328cm" svg:y="13.0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929cm" svg:y="13.0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5.13cm" svg:y="13.0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4.531cm" svg:y="13.0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custom-shape draw:style-name="gr1" draw:text-style-name="P1" draw:layer="layout" svg:width="2.7cm" svg:height="0.733cm" svg:x="10.128cm" svg:y="13.6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cm" svg:height="0.5cm" svg:x="10.328cm" svg:y="13.7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10.929cm" svg:y="13.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12.13cm" svg:y="13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11.531cm" svg:y="13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1" draw:id="id21">
          <draw:custom-shape draw:style-name="gr6" draw:text-style-name="P1" draw:layer="layout" svg:width="0.5cm" svg:height="0.5cm" svg:x="12.728cm" svg:y="12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12.728cm" svg:y1="12.345cm" svg:x2="13.228cm" svg:y2="12.345cm">
            <text:p/>
          </draw:line>
          <draw:line draw:style-name="gr7" draw:text-style-name="P4" draw:layer="layout" svg:x1="12.988cm" svg:y1="12.085cm" svg:x2="12.988cm" svg:y2="12.585cm">
            <text:p/>
          </draw:line>
        </draw:g>
        <draw:connector draw:style-name="gr8" draw:text-style-name="P4" draw:layer="layout" draw:type="curve" svg:x1="11.478cm" svg:y1="13.652cm" svg:x2="12.728cm" svg:y2="12.335cm" draw:start-shape="id20" draw:start-glue-point="0" draw:end-shape="id21" draw:end-glue-point="3" svg:d="M11478 13652c0-878 416-1317 1250-1317" svg:viewBox="0 0 1251 1318">
          <text:p/>
        </draw:connector>
        <draw:connector draw:style-name="gr8" draw:text-style-name="P4" draw:layer="layout" draw:type="curve" svg:x1="14.478cm" svg:y1="12.985cm" svg:x2="13.228cm" svg:y2="12.335cm" draw:start-shape="id22" draw:start-glue-point="0" draw:end-shape="id21" draw:end-glue-point="1" svg:d="M14478 12985c0-434-416-650-1250-650" svg:viewBox="0 0 1251 651">
          <text:p/>
        </draw:connector>
        <draw:g xml:id="id24" draw:id="id24">
          <draw:custom-shape draw:style-name="gr1" draw:text-style-name="P1" draw:layer="layout" svg:width="2.7cm" svg:height="0.733cm" svg:x="16.629cm" svg:y="13.6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cm" svg:height="0.5cm" svg:x="16.829cm" svg:y="13.7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17.43cm" svg:y="13.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18.631cm" svg:y="13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18.032cm" svg:y="13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0" draw:text-style-name="P4" draw:layer="layout" draw:type="curve" svg:x1="5.828cm" svg:y1="14.018cm" svg:x2="10.128cm" svg:y2="14.018cm" draw:start-shape="id23" draw:start-glue-point="1" draw:end-shape="id20" draw:end-glue-point="3" svg:d="M5828 14018h4300" svg:viewBox="0 0 4301 1">
          <text:p/>
        </draw:connector>
        <draw:connector draw:style-name="gr8" draw:text-style-name="P4" draw:layer="layout" draw:type="curve" svg:x1="13.128cm" svg:y1="13.351cm" svg:x2="8.827cm" svg:y2="13.351cm" draw:start-shape="id22" draw:start-glue-point="3" draw:end-shape="id19" draw:end-glue-point="1" svg:d="M13128 13351h-4301" svg:viewBox="0 0 4302 1">
          <text:p/>
        </draw:connector>
        <draw:g xml:id="id27" draw:id="id27">
          <draw:custom-shape draw:style-name="gr1" draw:text-style-name="P1" draw:layer="layout" svg:width="2.7cm" svg:height="0.733cm" svg:x="20.087cm" svg:y="12.9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cm" svg:height="0.5cm" svg:x="20.287cm" svg:y="13.0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20.888cm" svg:y="13.0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22.089cm" svg:y="13.0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21.49cm" svg:y="13.0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4" draw:layer="layout" draw:type="line" svg:x1="12.828cm" svg:y1="14.018cm" svg:x2="16.629cm" svg:y2="14.018cm" draw:start-shape="id20" draw:start-glue-point="1" draw:end-shape="id24" draw:end-glue-point="3" svg:d="M12828 14018h3801" svg:viewBox="0 0 3802 1">
          <text:p/>
        </draw:connector>
        <draw:custom-shape draw:style-name="gr11" draw:text-style-name="P7" draw:layer="layout" svg:width="2.397cm" svg:height="1.831cm" svg:x="0.312cm" svg:y="12.555cm">
          <text:p text:style-name="P6"><text:span text:style-name="T1">n-th</text:span><text:span text:style-name="T1"><text:line-break/></text:span><text:span text:style-name="T1">Bi−LS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0" draw:layer="layout" draw:type="curve" svg:x1="13.014cm" svg:y1="20.5cm" svg:x2="11.516cm" svg:y2="19.6cm" svg:d="M13014 20500c0-675-1498-225-1498-900" svg:viewBox="0 0 1499 901">
          <text:p/>
        </draw:connector>
        <draw:connector draw:style-name="gr8" draw:text-style-name="P10" draw:layer="layout" draw:type="curve" svg:x1="13.014cm" svg:y1="20.5cm" svg:x2="14.515cm" svg:y2="18.933cm" svg:d="M13014 20500c0-1174 1501-391 1501-1567" svg:viewBox="0 0 1502 1568">
          <text:p/>
        </draw:connector>
        <draw:connector draw:style-name="gr8" draw:text-style-name="P10" draw:layer="layout" draw:type="curve" svg:x1="12.99cm" svg:y1="15.286cm" svg:x2="11.492cm" svg:y2="14.386cm" svg:d="M12990 15286c0-675-1498-225-1498-900" svg:viewBox="0 0 1499 901">
          <text:p/>
        </draw:connector>
        <draw:connector draw:style-name="gr8" draw:text-style-name="P10" draw:layer="layout" draw:type="curve" svg:x1="12.99cm" svg:y1="15.286cm" svg:x2="14.491cm" svg:y2="13.719cm" svg:d="M12990 15286c0-1174 1501-391 1501-1567" svg:viewBox="0 0 1502 1568">
          <text:p/>
        </draw:connector>
        <draw:connector draw:style-name="gr8" draw:text-style-name="P10" draw:layer="layout" draw:type="curve" svg:x1="5.968cm" svg:y1="15.352cm" svg:x2="4.47cm" svg:y2="14.452cm" svg:d="M5968 15352c0-675-1498-225-1498-900" svg:viewBox="0 0 1499 901">
          <text:p/>
        </draw:connector>
        <draw:connector draw:style-name="gr8" draw:text-style-name="P10" draw:layer="layout" draw:type="curve" svg:x1="5.968cm" svg:y1="15.352cm" svg:x2="7.469cm" svg:y2="13.785cm" svg:d="M5968 15352c0-1174 1501-391 1501-1567" svg:viewBox="0 0 1502 1568">
          <text:p/>
        </draw:connector>
        <draw:g>
          <draw:custom-shape draw:style-name="gr6" draw:text-style-name="P1" draw:layer="layout" svg:width="0.5cm" svg:height="0.5cm" svg:x="5.742cm" svg:y="15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5.742cm" svg:y1="15.661cm" svg:x2="6.242cm" svg:y2="15.661cm">
            <text:p/>
          </draw:line>
          <draw:line draw:style-name="gr7" draw:text-style-name="P4" draw:layer="layout" svg:x1="6.002cm" svg:y1="15.401cm" svg:x2="6.002cm" svg:y2="15.901cm">
            <text:p/>
          </draw:line>
        </draw:g>
        <draw:g>
          <draw:custom-shape draw:style-name="gr6" draw:text-style-name="P1" draw:layer="layout" svg:width="0.5cm" svg:height="0.5cm" svg:x="12.716cm" svg:y="15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12.716cm" svg:y1="15.56cm" svg:x2="13.216cm" svg:y2="15.56cm">
            <text:p/>
          </draw:line>
          <draw:line draw:style-name="gr7" draw:text-style-name="P4" draw:layer="layout" svg:x1="12.976cm" svg:y1="15.3cm" svg:x2="12.976cm" svg:y2="15.8cm">
            <text:p/>
          </draw:line>
        </draw:g>
        <draw:connector draw:style-name="gr8" draw:text-style-name="P10" draw:layer="layout" draw:type="curve" svg:x1="19.514cm" svg:y1="20.503cm" svg:x2="18.016cm" svg:y2="19.603cm" svg:d="M19514 20503c0-675-1498-225-1498-900" svg:viewBox="0 0 1499 901">
          <text:p/>
        </draw:connector>
        <draw:connector draw:style-name="gr8" draw:text-style-name="P10" draw:layer="layout" draw:type="curve" svg:x1="19.514cm" svg:y1="20.503cm" svg:x2="21.015cm" svg:y2="18.936cm" svg:d="M19514 20503c0-1174 1501-391 1501-1567" svg:viewBox="0 0 1502 1568">
          <text:p/>
        </draw:connector>
        <draw:g>
          <draw:custom-shape draw:style-name="gr6" draw:text-style-name="P1" draw:layer="layout" svg:width="0.5cm" svg:height="0.5cm" svg:x="19.24cm" svg:y="20.5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19.24cm" svg:y1="20.777cm" svg:x2="19.74cm" svg:y2="20.777cm">
            <text:p/>
          </draw:line>
          <draw:line draw:style-name="gr7" draw:text-style-name="P4" draw:layer="layout" svg:x1="19.5cm" svg:y1="20.517cm" svg:x2="19.5cm" svg:y2="21.017cm">
            <text:p/>
          </draw:line>
        </draw:g>
        <draw:connector draw:style-name="gr8" draw:text-style-name="P10" draw:layer="layout" draw:type="curve" svg:x1="19.505cm" svg:y1="23.713cm" svg:x2="18.007cm" svg:y2="22.813cm" svg:d="M19505 23713c0-675-1498-225-1498-900" svg:viewBox="0 0 1499 901">
          <text:p/>
        </draw:connector>
        <draw:connector draw:style-name="gr8" draw:text-style-name="P10" draw:layer="layout" draw:type="curve" svg:x1="19.505cm" svg:y1="23.713cm" svg:x2="21.006cm" svg:y2="22.146cm" svg:d="M19505 23713c0-1174 1501-391 1501-1567" svg:viewBox="0 0 1502 1568">
          <text:p/>
        </draw:connector>
        <draw:g>
          <draw:custom-shape draw:style-name="gr1" draw:text-style-name="P1" draw:layer="layout" svg:width="2.7cm" svg:height="0.733cm" svg:x="11.743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cm" svg:height="0.5cm" svg:x="11.943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12.544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13.745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13.146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.7cm" svg:height="0.733cm" svg:x="11.744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5" draw:layer="layout" svg:width="0.5cm" svg:height="0.5cm" svg:x="11.944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5cm" svg:height="0.5cm" svg:x="12.545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5cm" svg:height="0.5cm" svg:x="13.746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5cm" svg:height="0.5cm" svg:x="13.147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2.7cm" svg:height="0.733cm" svg:x="18.185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5cm" svg:height="0.5cm" svg:x="18.385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18.986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20.187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cm" svg:height="0.5cm" svg:x="19.588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.7cm" svg:height="0.733cm" svg:x="18.186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5" draw:layer="layout" svg:width="0.5cm" svg:height="0.5cm" svg:x="18.386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5cm" svg:height="0.5cm" svg:x="18.987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5cm" svg:height="0.5cm" svg:x="20.188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5cm" svg:height="0.5cm" svg:x="19.589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" draw:text-style-name="P4" draw:layer="layout" draw:type="curve" svg:x1="17.982cm" svg:y1="22.052cm" svg:x2="19.232cm" svg:y2="20.735cm" svg:d="M17982 22052c0-878 416-1317 1250-1317" svg:viewBox="0 0 1251 1318">
          <text:p/>
        </draw:connector>
        <draw:connector draw:style-name="gr8" draw:text-style-name="P4" draw:layer="layout" draw:type="curve" svg:x1="20.982cm" svg:y1="21.385cm" svg:x2="19.732cm" svg:y2="20.735cm" svg:d="M20982 21385c0-434-416-650-1250-650" svg:viewBox="0 0 1251 651">
          <text:p/>
        </draw:connector>
        <draw:custom-shape draw:style-name="gr15" draw:text-style-name="P7" draw:layer="layout" svg:width="2.397cm" svg:height="0.857cm" svg:x="4.819cm" svg:y="16.1cm">
          <text:p text:style-name="P6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2.397cm" svg:height="0.857cm" svg:x="0.419cm" svg:y="16.1cm">
          <text:p text:style-name="P6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2.397cm" svg:height="0.857cm" svg:x="11.772cm" svg:y="16.1cm">
          <text:p text:style-name="P6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2.397cm" svg:height="0.857cm" svg:x="18.372cm" svg:y="16.1cm">
          <text:p text:style-name="P6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0" draw:layer="layout" draw:type="curve" svg:x1="19.512cm" svg:y1="15.296cm" svg:x2="18.014cm" svg:y2="14.396cm" svg:d="M19512 15296c0-675-1498-225-1498-900" svg:viewBox="0 0 1499 901">
          <text:p/>
        </draw:connector>
        <draw:connector draw:style-name="gr8" draw:text-style-name="P10" draw:layer="layout" draw:type="curve" svg:x1="19.512cm" svg:y1="15.296cm" svg:x2="21.013cm" svg:y2="13.729cm" svg:d="M19512 15296c0-1174 1501-391 1501-1567" svg:viewBox="0 0 1502 1568">
          <text:p/>
        </draw:connector>
        <draw:g>
          <draw:custom-shape draw:style-name="gr6" draw:text-style-name="P1" draw:layer="layout" svg:width="0.5cm" svg:height="0.5cm" svg:x="19.238cm" svg:y="15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19.238cm" svg:y1="15.57cm" svg:x2="19.738cm" svg:y2="15.57cm">
            <text:p/>
          </draw:line>
          <draw:line draw:style-name="gr7" draw:text-style-name="P4" draw:layer="layout" svg:x1="19.498cm" svg:y1="15.31cm" svg:x2="19.498cm" svg:y2="15.81cm">
            <text:p/>
          </draw:line>
        </draw:g>
        <draw:g>
          <draw:custom-shape draw:style-name="gr12" draw:text-style-name="P1" draw:layer="layout" svg:width="1.933cm" svg:height="0.697cm" draw:transform="rotate (-1.5707963267949) translate (20.346cm 9.489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8" draw:layer="layout" svg:width="0.5cm" svg:height="0.5cm" draw:transform="rotate (-1.5707963267949) translate (20.255cm 10.8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8" draw:layer="layout" svg:width="0.5cm" svg:height="0.5cm" draw:transform="rotate (-1.5707963267949) translate (20.255cm 10.20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8" draw:layer="layout" svg:width="0.5cm" svg:height="0.5cm" draw:transform="rotate (-1.5707963267949) translate (20.255cm 9.6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" draw:text-style-name="P4" draw:layer="layout" draw:type="curve" svg:x1="20.101cm" svg:y1="18.566cm" svg:x2="15.842cm" svg:y2="18.566cm" draw:start-shape="id25" draw:start-glue-point="3" svg:d="M20101 18566h-4259" svg:viewBox="0 0 4260 1">
          <text:p/>
        </draw:connector>
        <draw:connector draw:style-name="gr8" draw:text-style-name="P4" draw:layer="layout" draw:type="curve" svg:x1="20.2cm" svg:y1="21.766cm" svg:x2="15.843cm" svg:y2="21.766cm" draw:start-shape="id26" draw:start-glue-point="3" svg:d="M20200 21766h-4357" svg:viewBox="0 0 4358 1">
          <text:p/>
        </draw:connector>
        <draw:connector draw:style-name="gr8" draw:text-style-name="P4" draw:layer="layout" draw:type="curve" svg:x1="20.087cm" svg:y1="13.351cm" svg:x2="15.828cm" svg:y2="13.351cm" draw:start-shape="id27" draw:start-glue-point="3" draw:end-shape="id22" draw:end-glue-point="1" svg:d="M20087 13351h-4259" svg:viewBox="0 0 4260 1">
          <text:p/>
        </draw:connector>
        <draw:connector draw:style-name="gr5" draw:text-style-name="P4" draw:layer="layout" draw:type="line" svg:x1="19.328cm" svg:y1="14.018cm" svg:x2="23.129cm" svg:y2="14.018cm" svg:d="M19328 14018h3801" svg:viewBox="0 0 3802 1">
          <text:p/>
        </draw:connector>
        <draw:g xml:id="id28" draw:id="id28">
          <draw:custom-shape draw:style-name="gr6" draw:text-style-name="P1" draw:layer="layout" svg:width="0.5cm" svg:height="0.5cm" svg:x="19.265cm" svg:y="17.2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19.265cm" svg:y1="17.552cm" svg:x2="19.765cm" svg:y2="17.552cm">
            <text:p/>
          </draw:line>
          <draw:line draw:style-name="gr7" draw:text-style-name="P4" draw:layer="layout" svg:x1="19.525cm" svg:y1="17.292cm" svg:x2="19.525cm" svg:y2="17.792cm">
            <text:p/>
          </draw:line>
        </draw:g>
        <draw:connector draw:style-name="gr8" draw:text-style-name="P4" draw:layer="layout" draw:type="curve" svg:x1="18.015cm" svg:y1="18.859cm" svg:x2="19.265cm" svg:y2="17.542cm" draw:end-shape="id28" draw:end-glue-point="3" svg:d="M18015 18859c549 0-76-1317 1250-1317" svg:viewBox="0 0 1251 1318">
          <text:p/>
        </draw:connector>
        <draw:connector draw:style-name="gr8" draw:text-style-name="P4" draw:layer="layout" draw:type="curve" svg:x1="21.015cm" svg:y1="18.192cm" svg:x2="19.765cm" svg:y2="17.542cm" draw:end-shape="id28" draw:end-glue-point="1" svg:d="M21015 18192c-547 0 77-650-1250-650" svg:viewBox="0 0 1251 651">
          <text:p/>
        </draw:connector>
        <draw:custom-shape draw:style-name="gr11" draw:text-style-name="P9" draw:layer="layout" svg:width="2.397cm" svg:height="1.831cm" svg:x="12.058cm" svg:y="25.358cm">
          <text:p text:style-name="P6"><text:span text:style-name="T2">x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2.397cm" svg:height="1.831cm" svg:x="18.458cm" svg:y="25.358cm">
          <text:p text:style-name="P6"><text:span text:style-name="T2">x</text:span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2.397cm" svg:height="1.831cm" svg:x="18.458cm" svg:y="7.358cm">
          <text:p text:style-name="P6"><text:span text:style-name="T2">y</text:span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2.397cm" svg:height="1.831cm" svg:x="11.82cm" svg:y="7.358cm">
          <text:p text:style-name="P6"><text:span text:style-name="T2">y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2.397cm" svg:height="1.831cm" svg:x="4.82cm" svg:y="7.358cm">
          <text:p text:style-name="P6"><text:span text:style-name="T2">y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2.397cm" svg:height="1.831cm" svg:x="0.271cm" svg:y="7.332cm">
          <text:p text:style-name="P6"><text:span text:style-name="T1">Predict </text:span></text:p>
          <text:p text:style-name="P6"><text:span text:style-name="T1">label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MS Mincho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2:56:09.593757000</meta:creation-date>
    <dc:date>2017-05-30T12:56:27.348563000</dc:date>
    <meta:editing-duration>PT18S</meta:editing-duration>
    <meta:editing-cycles>1</meta:editing-cycles>
    <meta:document-statistic meta:object-count="308"/>
    <meta:generator>LibreOffice/5.2.4.2$MacOSX_X86_64 LibreOffice_project/3d5603e1122f0f102b62521720ab13a38a4e0eb0</meta:generator>
  </office:meta>
</office:document-meta>
</file>